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Georgia" svg:font-family="Georgia, 'Times New Roman', 'Bitstream Charter', Times, serif"/>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Text_20_body">
      <style:paragraph-properties fo:margin-left="0in" fo:margin-right="0in" fo:line-height="150%" fo:text-indent="0in" style:auto-text-indent="false"/>
      <style:text-properties fo:font-variant="normal" fo:text-transform="none" fo:color="#333333" style:font-name="Georgia" fo:font-size="10.5pt" fo:letter-spacing="normal" fo:font-style="normal" fo:font-weight="normal"/>
    </style:style>
    <style:style style:name="P3" style:family="paragraph" style:parent-style-name="Text_20_body">
      <style:paragraph-properties fo:margin-left="0in" fo:margin-right="0in" fo:line-height="150%" fo:text-align="center" style:justify-single-word="false" fo:text-indent="0in" style:auto-text-indent="false"/>
      <style:text-properties fo:font-variant="normal" fo:text-transform="none" fo:color="#333333" style:font-name="Georgia" fo:font-size="10.5pt" fo:letter-spacing="normal" fo:font-style="normal" fo:font-weight="bold" style:font-weight-asian="bold" style:font-weight-complex="bold"/>
    </style:style>
    <style:style style:name="P4"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333333" style:font-name="Georgia" fo:font-size="10.5pt" fo:letter-spacing="normal" fo:font-style="normal" fo:font-weight="bold" style:font-weight-asian="bold" style:font-weight-complex="bold"/>
    </style:style>
    <style:style style:name="P5"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333333" style:font-name="Georgia" fo:font-size="14pt" fo:letter-spacing="normal" fo:font-style="normal" fo:font-weight="bold" style:font-size-asian="14pt" style:font-weight-asian="bold" style:font-size-complex="14pt" style:font-weight-complex="bold"/>
    </style:style>
    <style:style style:name="P6"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333333" style:font-name="Georgia" fo:font-size="10pt" fo:letter-spacing="normal" fo:font-style="normal" fo:font-weight="bold" style:font-size-asian="10pt" style:font-weight-asian="bold" style:font-size-complex="10pt" style:font-weight-complex="bold"/>
    </style:style>
    <style:style style:name="P7" style:family="paragraph" style:parent-style-name="Text_20_body">
      <style:paragraph-properties fo:margin-left="0in" fo:margin-right="0in" fo:line-height="150%" fo:text-indent="0in" style:auto-text-indent="false"/>
      <style:text-properties fo:font-variant="normal" fo:text-transform="none" fo:color="#333333" fo:letter-spacing="normal"/>
    </style:style>
    <style:style style:name="P8" style:family="paragraph" style:parent-style-name="Text_20_body">
      <style:paragraph-properties fo:margin-left="0in" fo:margin-right="0in" style:line-height-at-least="0.2189in" fo:text-indent="0in" style:auto-text-indent="false"/>
    </style:style>
    <style:style style:name="P9" style:family="paragraph" style:parent-style-name="Text_20_body">
      <style:paragraph-properties fo:margin-left="0in" fo:margin-right="0in" fo:line-height="150%" fo:text-indent="0in" style:auto-text-indent="false"/>
    </style:style>
    <style:style style:name="P10" style:family="paragraph" style:parent-style-name="Preformatted_20_Text">
      <style:paragraph-properties fo:margin-left="0in" fo:margin-right="0in" fo:line-height="150%" fo:text-indent="0in" style:auto-text-indent="false" fo:background-color="#f4f4f4" fo:padding="0.0193in" fo:border="0.06pt solid #cccccc">
        <style:background-image/>
      </style:paragraph-properties>
      <style:text-properties fo:font-variant="normal" fo:text-transform="none" fo:color="#333333" style:font-name="Courier 10 Pitch" fo:font-size="8.25pt" fo:letter-spacing="normal" fo:font-style="normal" fo:font-weight="normal"/>
    </style:style>
    <style:style style:name="P11" style:family="paragraph" style:parent-style-name="Preformatted_20_Text">
      <style:paragraph-properties fo:margin-top="0in" fo:margin-bottom="0.1965in" fo:line-height="150%" fo:background-color="#f4f4f4" fo:padding="0.0193in" fo:border="0.06pt solid #cccccc">
        <style:background-image/>
      </style:paragraph-properties>
      <style:text-properties fo:font-variant="normal" fo:text-transform="none" fo:color="#333333" style:font-name="Courier 10 Pitch" fo:font-size="8.25pt" fo:letter-spacing="normal" fo:font-style="normal" fo:font-weight="normal"/>
    </style:style>
    <style:style style:name="P12" style:family="paragraph" style:parent-style-name="Preformatted_20_Text">
      <style:paragraph-properties fo:line-height="150%" fo:background-color="#f4f4f4" fo:padding="0.0193in" fo:border="0.06pt solid #cccccc">
        <style:background-image/>
      </style:paragraph-properties>
      <style:text-properties fo:font-variant="normal" fo:text-transform="none" fo:color="#333333" style:font-name="Courier 10 Pitch" fo:font-size="8.25pt" fo:letter-spacing="normal" fo:font-style="normal" fo:font-weight="normal"/>
    </style:style>
    <style:style style:name="P13" style:family="paragraph" style:parent-style-name="Preformatted_20_Text">
      <style:paragraph-properties fo:line-height="150%" fo:background-color="#f4f4f4" fo:padding="0.0193in" fo:border="0.06pt solid #cccccc">
        <style:background-image/>
      </style:paragraph-properties>
      <style:text-properties fo:font-variant="normal" fo:text-transform="none" fo:color="#333333" fo:letter-spacing="normal"/>
    </style:style>
    <style:style style:name="P14" style:family="paragraph" style:parent-style-name="Preformatted_20_Text">
      <style:paragraph-properties fo:line-height="150%" fo:background-color="#f4f4f4" fo:padding="0.0193in" fo:border="0.06pt solid #cccccc">
        <style:background-image/>
      </style:paragraph-properties>
    </style:style>
    <style:style style:name="P15" style:family="paragraph" style:parent-style-name="Quotations">
      <style:paragraph-properties fo:margin-left="0in" fo:margin-right="0in" fo:line-height="150%" fo:text-indent="0in" style:auto-text-indent="false"/>
      <style:text-properties fo:font-variant="normal" fo:text-transform="none" fo:color="#333333" style:font-name="Georgia" fo:font-size="10.5pt" fo:letter-spacing="normal" fo:font-style="normal" fo:font-weight="normal"/>
    </style:style>
    <style:style style:name="P16" style:family="paragraph" style:parent-style-name="Horizontal_20_Line">
      <style:paragraph-properties fo:line-height="100%"/>
    </style:style>
    <style:style style:name="T1" style:family="text">
      <style:text-properties fo:font-variant="normal" fo:text-transform="none" fo:color="#333333" style:font-name="Georgia" fo:font-size="10.5pt" fo:letter-spacing="normal" fo:font-style="normal" fo:font-weight="normal"/>
    </style:style>
    <style:style style:name="T2" style:family="text">
      <style:text-properties style:font-name="Courier 10 Pitch" fo:font-size="8.25pt" fo:font-style="normal" fo:font-weight="normal"/>
    </style:style>
    <style:style style:name="T3" style:family="text">
      <style:text-properties fo:font-weight="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style-complex="italic"/>
    </style:style>
    <style:style style:name="T6" style:family="text">
      <style:text-properties fo:font-size="8pt" style:font-size-asian="8pt" style:font-size-complex="8pt"/>
    </style:style>
    <style:style style:name="T7"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ABSTRACT CLASS DALAM OOP</text:p>
      <text:p text:style-name="P6">Author : Putera Kahfi</text:p>
      <text:p text:style-name="P4"><text:span text:style-name="T7">Email : </text:span><text:a xlink:type="simple" xlink:href="mailto:puterakahfi@gmail.com"><text:span text:style-name="T7">puterakahfi@gmail.com</text:span></text:a></text:p>
      <text:p text:style-name="P6">Web : www.codejunior.net </text:p>
      <text:p text:style-name="P16"/>
      <text:p text:style-name="P3"/>
      <text:p text:style-name="P2">Masbro apa sih abstract class itu, saya kok kurang faham maksudnya, bedanya dengan class, interface apa yah , ane baca di internet kebanyakan yah gitu deh, ane malah makin bingung di buatnya, hanya menjelaskan technicalnya tanpa menyentuh essensi nya.</text:p>
      <text:p text:style-name="P2"/>
      <text:p text:style-name="P9"><text:span text:style-name="T1">Hehehe, mungkin anda-anda yang membaca atau mencari referensi juga menemukan kesamaan seperti kasus di atas, karena jika anda baca-baca kebanyakan artikel yang beredar menjelaskan abstract class di ranah dasar teori, dan implementasi, betul2x ?, kebanyakan akan menjelaskan</text:span><text:span text:style-name="Strong_20_Emphasis"><text:span text:style-name="T1"> "Abstract class adalah class base yang akan di inheritance oleh class turunan, dan tidak di instansiasi</text:span></text:span><text:span text:style-name="T1">"  atau  </text:span><text:span text:style-name="Strong_20_Emphasis"><text:span text:style-name="T1">"Abstract class adalah class yang umumnya berisi method-method kosong yang harus di implementasikan oleh class turunan"</text:span></text:span><text:span text:style-name="T1">.</text:span></text:p>
      <text:p text:style-name="P2">Semua definisi diatas benar, namun yang masih menjadi pertanyaan adalah, kapan kita menggunakan abstract class ?</text:p>
      <text:p text:style-name="P2"/>
      <text:p text:style-name="P9"><text:span text:style-name="T1">Abstract class sering digunakan untuk membuat sebuah blueprint(cetakan), yang  akan di gunakan oleh class-class yang menjadi turunannya. Abstract class tidak bisa di </text:span><text:span text:style-name="Emphasis"><text:span text:style-name="T1">instantiate (</text:span></text:span><text:span text:style-name="T1">di buat objectnya ), karena tujuan abstract class sendiri bukan untuk di jadikan object, tapi sebagai cetakan/template sebuah class yang akan mengimplementasikan abstract class tsb.</text:span></text:p>
      <text:p text:style-name="P9"><text:span text:style-name="T1"/></text:p>
      <text:p text:style-name="P2">Abstract class  digunakan untuk membuat ketergantungan antar class menjadi lebih rendah, sehingga proses modifikasi lebih mudah di lakukan.</text:p>
      <text:p text:style-name="P2"/>
      <text:p text:style-name="P9"><text:span text:style-name="T1">Salah satu prinsip OOP yang penting adalah</text:span><text:span text:style-name="Strong_20_Emphasis"><text:span text:style-name="T1"> "Program to an interface, not an implementation </text:span></text:span><text:span text:style-name="Strong_20_Emphasis"><text:span text:style-name="T1"><text:note text:id="ftn0" text:note-class="footnote"><text:note-citation>1</text:note-citation><text:note-body><text:p text:style-name="P8"><text:span text:style-name="T1"><text:s/>Lebih lengkap bisa di baca di : </text:span><text:a xlink:type="simple" xlink:href="http://www.artima.com/lejava/articles/designprinciplesP.html">http://www.artima.com/lejava/articles/designprinciplesP.html</text:a></text:p></text:note-body></text:note></text:span></text:span><text:span text:style-name="Strong_20_Emphasis"><text:span text:style-name="T1">.</text:span></text:span><text:span text:style-name="T1"> (</text:span><text:span text:style-name="Strong_20_Emphasis"><text:span text:style-name="T1"> </text:span></text:span><text:span text:style-name="T1">Prinsip ini sangat erat hubungannya dengan </text:span><text:span text:style-name="Emphasis"><text:span text:style-name="Strong_20_Emphasis"><text:span text:style-name="T1">dependency relationship antar</text:span></text:span></text:span><text:span text:style-name="T1"> class, dimana semakin tinggi tingkat ketergantungan antra class, maka akan semakin rumit class tersebut untuk di modifikasi, dan akan membuat design menjadi kaku, jauh dari salah satu prinsip OOP </text:span><text:soft-page-break/><text:span text:style-name="T1">yaitu </text:span><text:span text:style-name="Strong_20_Emphasis"><text:span text:style-name="T1">"flexibility". </text:span></text:span></text:p>
      <text:p text:style-name="P9"><text:span text:style-name="Strong_20_Emphasis"><text:span text:style-name="T1"/></text:span></text:p>
      <text:p text:style-name="P2">Bagaimana abstract class dapat membuat design program anda menjadi lebih flexible, low coupling dan tentunya dinamis, maka kita akan bahas dengan contoh kasus : kasusnya sih kasus sehari-hari.</text:p>
      <text:p text:style-name="P2"/>
      <text:p text:style-name="P2"/>
      <text:p text:style-name="P2">" Setiap hari dari senin-jum'at saya berangkat ke kantor, kebetulan kantor saya dengan kost cukup jauh, kadang saya menggunakan mobil, motor, biasanya saya menggunakan mobil kalo cuaca sepertinya panas, pake motor kalo saya buru-buru mau berangkat ke kantor jadi bisa lewat jalur-jalur yang lebih cepat  "</text:p>
      <text:p text:style-name="P9"><text:span text:style-name="T1">dari contoh diatas, kita lihat ada yang bisa di jadikan sebuah abstract class (cara mengenalinya adalah abstract class merupakan sebuah gambaran global dari suatu objek ), jadi gambaran global dari mobil, motor, sepeda adalah "</text:span><text:span text:style-name="Strong_20_Emphasis"><text:span text:style-name="T1">Kendaraan", </text:span></text:span><text:span text:style-name="T1">Yup Kendaraan adalah abstract class yang akan di implementasikan oleh Mobil, Motor.</text:span></text:p>
      <text:p text:style-name="P2">Langkah selanjutnya adalah menentukan behaviour. Motor, Mobil punya behavior yang sama yaitu nyalakan, berhenti, matikan, nyalakanlampu, dll...</text:p>
      <text:p text:style-name="P9"><text:span text:style-name="T1">langkah selanjutnya adalah membuat sebuah class turunan dari class Kendaraan, dalam kasus ini adalah class Mobil, Motor dimana behavior untuk menyalakan, matikan, berhenti di serahkan ke class implementasinya bukan di class Abstractnya (</text:span><text:span text:style-name="Strong_20_Emphasis"><text:span text:style-name="T1">Kendaraan</text:span></text:span><text:span text:style-name="T1">)</text:span></text:p>
      <text:p text:style-name="P7"> </text:p>
      <text:p text:style-name="P10">&lt;?php</text:p>
      <text:p text:style-name="P14"/>
      <text:p text:style-name="P12">abstract class Kendaraan{</text:p>
      <text:p text:style-name="P14"/>
      <text:p text:style-name="P13"><text:s text:c="8"/><text:span text:style-name="T2">abstract function nyalakan();</text:span></text:p>
      <text:p text:style-name="P13"><text:s text:c="8"/><text:span text:style-name="T2">abstract function matikan();</text:span></text:p>
      <text:p text:style-name="P14"/>
      <text:p text:style-name="P12">}</text:p>
      <text:p text:style-name="P14"/>
      <text:p text:style-name="P12">class Mobil extends Kendaraan{</text:p>
      <text:p text:style-name="P13"><text:s text:c="8"/><text:span text:style-name="T2">function nyalakan(){</text:span></text:p>
      <text:p text:style-name="P13"><text:s text:c="10"/><text:span text:style-name="T2">echo "nyalakan mobil"; <text:s text:c="7"/></text:span></text:p>
      <text:p text:style-name="P13"><text:s text:c="8"/><text:span text:style-name="T2">}</text:span></text:p>
      <text:p text:style-name="P14"/>
      <text:p text:style-name="P13"><text:soft-page-break/><text:s text:c="8"/><text:span text:style-name="T2">function matikan(){</text:span></text:p>
      <text:p text:style-name="P13"><text:s text:c="16"/><text:span text:style-name="T2">echo "matikan mobil"; <text:s text:c="2"/></text:span></text:p>
      <text:p text:style-name="P13"><text:s text:c="8"/><text:span text:style-name="T2">}</text:span></text:p>
      <text:p text:style-name="P12">}</text:p>
      <text:p text:style-name="P14"/>
      <text:p text:style-name="P12">class Motor extends Kendaraan{</text:p>
      <text:p text:style-name="P13"><text:s text:c="8"/><text:span text:style-name="T2">function nyalakan(){</text:span></text:p>
      <text:p text:style-name="P13"><text:s text:c="16"/><text:span text:style-name="T2">echo "nyalakan motor";</text:span></text:p>
      <text:p text:style-name="P13"><text:s text:c="8"/><text:span text:style-name="T2">}</text:span></text:p>
      <text:p text:style-name="P14"/>
      <text:p text:style-name="P13"><text:s text:c="8"/><text:span text:style-name="T2">function matikan(){</text:span></text:p>
      <text:p text:style-name="P13"><text:s text:c="16"/><text:span text:style-name="T2">echo "matikan motor"; <text:s text:c="2"/></text:span></text:p>
      <text:p text:style-name="P13"><text:s text:c="8"/><text:span text:style-name="T2">}</text:span></text:p>
      <text:p text:style-name="P12">}</text:p>
      <text:p text:style-name="P14"/>
      <text:p text:style-name="P12">class PilihKendaraan{</text:p>
      <text:p text:style-name="P13"><text:s text:c="8"/><text:span text:style-name="T2">private $_kendaraan;</text:span></text:p>
      <text:p text:style-name="P13"><text:s text:c="8"/><text:span text:style-name="T2">function __construct(Kendaraan $kendaraan ){</text:span></text:p>
      <text:p text:style-name="P13"><text:s text:c="9"/><text:span text:style-name="T2">$this-&gt;_kendaraan= $kendaraan;</text:span></text:p>
      <text:p text:style-name="P13"><text:s text:c="8"/><text:span text:style-name="T2">}</text:span></text:p>
      <text:p text:style-name="P14"/>
      <text:p text:style-name="P13"><text:s text:c="8"/><text:span text:style-name="T2">public function getKendaraan(){</text:span></text:p>
      <text:p text:style-name="P13"><text:s text:c="9"/><text:span text:style-name="T2">return $this-&gt;_kendaraan;</text:span></text:p>
      <text:p text:style-name="P13"><text:s text:c="8"/><text:span text:style-name="T2">}</text:span></text:p>
      <text:p text:style-name="P12">}</text:p>
      <text:p text:style-name="P12">$kendaraanNgantor = new Motor();</text:p>
      <text:p text:style-name="P12">$pilihKendaraan = new PilihKendaraan($kendaraanNgantor);</text:p>
      <text:p text:style-name="P12">$pilihKendaraan-&gt;getKendaraan()-&gt;nyalakan();</text:p>
      <text:p text:style-name="P14"/>
      <text:p text:style-name="P11">?&gt;</text:p>
      <text:p text:style-name="P9"><text:span text:style-name="T1">dari contoh diatas dapat di lihat bahwa interface dapat mengurangi resiko dependency yang tinggi, karena hanya bergantung pada abstract class, bukan pada concrete classnya, jadi ketika saya memutuskan untuk menggunakan Mobil saya hanya perlu membuat object bertipe Mobil.<text:line-break/>tanpa perlu melakukan perubahan pada class PilihKendaraan. Hal ini membuat class PilihKendaraan low coupling dengan class-class implementasi dari kendaraan (inilah yang dimaksud </text:span><text:span text:style-name="Strong_20_Emphasis"><text:span text:style-name="T1">Program to an interface, not an implementation. </text:span></text:span><text:span text:style-name="T1">)</text:span></text:p>
      <text:p text:style-name="P7"> </text:p>
      <text:p text:style-name="P15"><text:soft-page-break/><text:span text:style-name="T5">Erich Gamma</text:span><text:span text:style-name="T4">: </text:span></text:p>
      <text:p text:style-name="P15"><text:span text:style-name="T4">Once you depend on interfaces only, you're decoupled from the implementation. That means the implementation can vary, and that's a healthy dependency relationship. For example, for testing purposes you can replace a heavy database implementation with a lighter-weight mock implementation. Fortunately, with today's refactoring support you no longer have to come up with an interface up front. You can distill an interface from a concrete class once you have the full insights into a problem. The intended interface is just one 'extract interface' refactoring away</text:span> <text:note text:id="ftn1" text:note-class="footnote"><text:note-citation>2</text:note-citation><text:note-body><text:p text:style-name="Footnote">idem</text:p></text:note-body></text:no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Courier, monospace"/>
    <style:font-face style:name="Georgia" svg:font-family="Georgia, 'Times New Roman', 'Bitstream Charter', Times, serif"/>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FreeSerif"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9:31:38</meta:creation-date>
    <dc:date>2014-03-28T20:45:48</dc:date>
    <meta:editing-duration>PT59M</meta:editing-duration>
    <meta:editing-cycles>1</meta:editing-cycles>
    <meta:document-statistic meta:table-count="0" meta:image-count="0" meta:object-count="0" meta:page-count="4" meta:paragraph-count="56" meta:word-count="672" meta:character-count="5075" meta:non-whitespace-character-count="4238"/>
    <meta:generator>LibreOffice/3.5$Linux_x86 LibreOffice_project/350m1$Build-2</meta:generator>
  </office:meta>
</office:document-meta>
</file>